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6.358cm"/>
    </style:style>
    <style:style style:name="gr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086cm" fo:min-width="1.83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368cm" fo:min-width="1.925cm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dash" draw:stroke-dash="Fine_20_Dashed"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dash" draw:stroke-dash="Fine_20_Dashed" svg:stroke-color="#000000" draw:marker-start="Arrow" draw:marker-start-width="0.3cm" draw:marker-end="Arrow" draw:marker-end-width="0.3cm" draw:fill-color="#000000" draw:textarea-vertical-align="middle"/>
    </style:style>
    <style:style style:name="gr7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 fo:min-height="15.625cm" fo:min-width="20.074cm"/>
    </style:style>
    <style:style style:name="gr8" style:family="graphic" style:parent-style-name="standard">
      <style:graphic-properties draw:stroke="none" svg:stroke-color="#000000" draw:fill="none" draw:fill-color="#ffffff" fo:min-height="0.738cm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4.064cm" svg:x="16.971cm" svg:y="12.566cm">
          <text:p text:style-name="P1">Rela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3.302cm" svg:x="19.003cm" svg:y="7.74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02cm" svg:height="3.302cm" svg:x="19.003cm" svg:y="18.027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02cm" svg:height="3.302cm" svg:x="24.718cm" svg:y="18.027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02cm" svg:height="3.302cm" svg:x="12.526cm" svg:y="18.154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02cm" svg:height="3.302cm" svg:x="11.383cm" svg:y="12.82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02cm" svg:height="3.302cm" svg:x="12.78cm" svg:y="7.994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02cm" svg:height="3.302cm" svg:x="26.369cm" svg:y="12.693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02cm" svg:height="3.302cm" svg:x="24.972cm" svg:y="7.994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2.286cm" svg:x="25.638cm" svg:y="24.495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2.286cm" svg:x="30.083cm" svg:y="22.717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2.286cm" svg:x="32.877cm" svg:y="14.843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2.286cm" svg:x="32.75cm" svg:y="11.033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2.286cm" svg:x="31.099cm" svg:y="5.191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2.286cm" svg:x="26.781cm" svg:y="2.905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2.286cm" svg:x="18.907cm" svg:y="2.905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2.286cm" svg:x="5.191cm" svg:y="7.604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2.286cm" svg:x="4.429cm" svg:y="13.319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2.286cm" svg:x="6.334cm" svg:y="20.558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2.286cm" svg:x="12.611cm" svg:y="24.749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2.286cm" svg:x="8.62cm" svg:y="23.479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2.286cm" svg:x="6.461cm" svg:y="17.51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2.286cm" svg:x="18.988cm" svg:y="24.876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29cm" svg:height="2.286cm" svg:x="9.382cm" svg:y="3.667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0.685cm" svg:y1="11.033cm" svg:x2="20.685cm" svg:y2="12.684cm">
          <text:p/>
        </draw:line>
        <draw:line draw:style-name="gr4" draw:text-style-name="P1" draw:layer="layout" svg:x1="25.511cm" svg:y1="10.906cm" svg:x2="23.733cm" svg:y2="12.684cm">
          <text:p/>
        </draw:line>
        <draw:line draw:style-name="gr4" draw:text-style-name="P1" draw:layer="layout" svg:x1="26.4cm" svg:y1="14.335cm" svg:x2="23.733cm" svg:y2="14.335cm">
          <text:p/>
        </draw:line>
        <draw:line draw:style-name="gr4" draw:text-style-name="P1" draw:layer="layout" svg:x1="25.257cm" svg:y1="18.526cm" svg:x2="23.86cm" svg:y2="16.621cm">
          <text:p/>
        </draw:line>
        <draw:line draw:style-name="gr4" draw:text-style-name="P1" draw:layer="layout" svg:x1="20.685cm" svg:y1="18.018cm" svg:x2="20.685cm" svg:y2="16.621cm">
          <text:p/>
        </draw:line>
        <draw:line draw:style-name="gr4" draw:text-style-name="P1" draw:layer="layout" svg:x1="15.478cm" svg:y1="18.653cm" svg:x2="17.002cm" svg:y2="16.621cm">
          <text:p/>
        </draw:line>
        <draw:line draw:style-name="gr4" draw:text-style-name="P1" draw:layer="layout" svg:x1="14.716cm" svg:y1="14.462cm" svg:x2="17.002cm" svg:y2="14.462cm">
          <text:p/>
        </draw:line>
        <draw:line draw:style-name="gr4" draw:text-style-name="P1" draw:layer="layout" svg:x1="15.605cm" svg:y1="10.906cm" svg:x2="17.129cm" svg:y2="12.684cm">
          <text:p/>
        </draw:line>
        <draw:line draw:style-name="gr5" draw:text-style-name="P1" draw:layer="layout" svg:x1="8.62cm" svg:y1="8.747cm" svg:x2="12.938cm" svg:y2="9.763cm">
          <text:p/>
        </draw:line>
        <draw:line draw:style-name="gr5" draw:text-style-name="P1" draw:layer="layout" svg:x1="12.43cm" svg:y1="5.699cm" svg:x2="14.462cm" svg:y2="7.985cm">
          <text:p/>
        </draw:line>
        <draw:line draw:style-name="gr5" draw:text-style-name="P1" draw:layer="layout" svg:x1="20.685cm" svg:y1="5.318cm" svg:x2="20.685cm" svg:y2="7.731cm">
          <text:p/>
        </draw:line>
        <draw:line draw:style-name="gr5" draw:text-style-name="P1" draw:layer="layout" svg:x1="28.559cm" svg:y1="5.318cm" svg:x2="27.797cm" svg:y2="8.493cm">
          <text:p/>
        </draw:line>
        <draw:line draw:style-name="gr5" draw:text-style-name="P1" draw:layer="layout" svg:x1="31.734cm" svg:y1="7.223cm" svg:x2="28.305cm" svg:y2="9.763cm">
          <text:p/>
        </draw:line>
        <draw:line draw:style-name="gr6" draw:text-style-name="P3" draw:layer="layout" svg:x1="32.877cm" svg:y1="12.176cm" svg:x2="29.067cm" svg:y2="13.192cm">
          <text:p/>
        </draw:line>
        <draw:line draw:style-name="gr6" draw:text-style-name="P3" draw:layer="layout" svg:x1="32.877cm" svg:y1="15.986cm" svg:x2="29.067cm" svg:y2="15.478cm">
          <text:p/>
        </draw:line>
        <draw:line draw:style-name="gr6" draw:text-style-name="P3" draw:layer="layout" svg:x1="30.591cm" svg:y1="23.098cm" svg:x2="27.543cm" svg:y2="20.939cm">
          <text:p/>
        </draw:line>
        <draw:line draw:style-name="gr6" draw:text-style-name="P3" draw:layer="layout" svg:x1="27.416cm" svg:y1="24.495cm" svg:x2="26.4cm" svg:y2="21.447cm">
          <text:p/>
        </draw:line>
        <draw:line draw:style-name="gr6" draw:text-style-name="P3" draw:layer="layout" svg:x1="20.685cm" svg:y1="21.32cm" svg:x2="20.685cm" svg:y2="24.876cm">
          <text:p/>
        </draw:line>
        <draw:line draw:style-name="gr6" draw:text-style-name="P3" draw:layer="layout" svg:x1="14.208cm" svg:y1="21.447cm" svg:x2="14.335cm" svg:y2="25.003cm">
          <text:p/>
        </draw:line>
        <draw:line draw:style-name="gr6" draw:text-style-name="P3" draw:layer="layout" svg:x1="10.398cm" svg:y1="23.479cm" svg:x2="13.065cm" svg:y2="20.939cm">
          <text:p/>
        </draw:line>
        <draw:line draw:style-name="gr6" draw:text-style-name="P3" draw:layer="layout" svg:x1="9.382cm" svg:y1="20.939cm" svg:x2="12.557cm" svg:y2="19.669cm">
          <text:p/>
        </draw:line>
        <draw:line draw:style-name="gr6" draw:text-style-name="P3" draw:layer="layout" svg:x1="9.89cm" svg:y1="18.78cm" svg:x2="13.065cm" svg:y2="18.653cm">
          <text:p/>
        </draw:line>
        <draw:line draw:style-name="gr6" draw:text-style-name="P3" draw:layer="layout" svg:x1="7.858cm" svg:y1="14.462cm" svg:x2="11.414cm" svg:y2="14.462cm">
          <text:p/>
        </draw:line>
        <draw:custom-shape draw:style-name="gr7" draw:text-style-name="P4" draw:layer="layout" svg:width="20.574cm" svg:height="15.875cm" svg:x="10.233cm" svg:y="6.842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794cm" svg:height="0.988cm" svg:x="35.163cm" svg:y="19.361cm">
          <draw:text-box>
            <text:p>Engine</text:p>
          </draw:text-box>
        </draw:frame>
        <draw:line draw:style-name="gr9" draw:text-style-name="P6" draw:layer="layout" svg:x1="30.845cm" svg:y1="19.923cm" svg:x2="35.29cm" svg:y2="19.92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1T03:59:45.488426376</meta:creation-date>
    <meta:generator>LibreOffice/6.3.2.2$Linux_X86_64 LibreOffice_project/30$Build-2</meta:generator>
    <dc:date>2019-11-11T04:24:06.645550382</dc:date>
    <meta:editing-duration>PT14M11S</meta:editing-duration>
    <meta:editing-cycles>2</meta:editing-cycles>
    <meta:document-statistic meta:object-count="50"/>
  </office:meta>
</office:document-meta>
</file>